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24d62" officeooo:paragraph-rsid="00124d62"/>
    </style:style>
    <style:style style:name="P2" style:family="paragraph" style:parent-style-name="Standard">
      <style:text-properties officeooo:rsid="00124d62" officeooo:paragraph-rsid="00149479"/>
    </style:style>
    <style:style style:name="T1" style:family="text">
      <style:text-properties officeooo:rsid="001494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un 17 Mar 2013 03:17:20 PM</text:span><text:line-break/>Bakalaura darba virsraksts: “Modulāro un evolucionāro algoritmu dzinējs”.</text:p>
      <text:p text:style-name="P1">Ko gribās paveikt: izveidot modulāru programmu, kura spēj veidot jaunas paaudzes, kuras labāk risina iedoto uzdevumu, darot to ar sava pirmkoda modifikāciju priekš jaunajām paaudzēm.</text:p>
      <text:p text:style-name="P1"/>
      <text:p text:style-name="P2"><text:span text:style-name="T1">Fry 26 Mar 2013 09:59:59 PM</text:span></text:p>
      <text:p text:style-name="P2"><text:span text:style-name="T1">Tēma tika mainīta uz “Pirmkoda statistikās analīzes automatizācija”</text:span></text:p>
      <text:p text:style-name="P2"><text:span text:style-name="T1">Mērķis: Izveidot sistēmu, kura apskatās padotos failus, konstatē to izejas kodus, saglabā datu bāze un savāc statistiku par tiem, kā arī veic korolāciju starp effektivitāti, resursu patēriņu un citiem datie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12:45:23</meta:creation-date>
    <dc:date>2013-04-26T22:07:42</dc:date>
    <meta:editing-duration>PT2H16M46S</meta:editing-duration>
    <meta:editing-cycles>2</meta:editing-cycles>
    <meta:generator>LibreOffice/3.6$Linux_X86_64 LibreOffice_project/360m1$Build-2</meta:generator>
    <dc:creator>ubuntu </dc:creator>
    <meta:document-statistic meta:table-count="0" meta:image-count="0" meta:object-count="0" meta:page-count="1" meta:paragraph-count="5" meta:word-count="83" meta:character-count="585" meta:non-whitespace-character-count="507"/>
  </office:meta>
</office:document-meta>
</file>